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tab/><text:span text:style-name="T2">misc.cpp</text:span></text:p>
      <text:p text:style-name="Preformatted_20_Text"/>
      <text:p text:style-name="Preformatted_20_Text">The functions in this file are described below.</text:p>
      <text:p text:style-name="P1">1)int checkbutton ( int y )</text:p>
      <text:p text:style-name="Preformatted_20_Text"><text:tab/> <text:s/>This returns which button the user has clicked if h has clicked on a button.</text:p>
      <text:p text:style-name="Preformatted_20_Text"><text:s text:c="2"/>The parameter y is the y co ordinate of the point clicked.</text:p>
      <text:p text:style-name="Preformatted_20_Text"><text:tab/> <text:s/>It is called by the main() function.</text:p>
      <text:p text:style-name="Preformatted_20_Text"><text:tab/> <text:s/></text:p>
      <text:p text:style-name="Preformatted_20_Text"/>
      <text:p text:style-name="P1">2)string inttostring ( int a )</text:p>
      <text:p text:style-name="Preformatted_20_Text"><text:tab/> <text:s/>This function is used to convert an integer into a string. The code for this</text:p>
      <text:p text:style-name="Preformatted_20_Text"><text:s text:c="2"/>as been copied from the internet.</text:p>
      <text:p text:style-name="Preformatted_20_Text"><text:tab/> <text:s/>This function is called by the function void showclock.</text:p>
      <text:p text:style-name="Preformatted_20_Text"><text:tab/> <text:s/></text:p>
      <text:p text:style-name="Preformatted_20_Text"/>
      <text:p text:style-name="Preformatted_20_Text"/>
      <text:p text:style-name="P1">3)void showclock(int timestep,Text &amp;hrs)</text:p>
      <text:p text:style-name="Preformatted_20_Text"><text:tab/> <text:s/>This function takes the integer variable timestep and the Text hrs as its </text:p>
      <text:p text:style-name="Preformatted_20_Text"><text:s text:c="2"/>parameters with hrs being a reference parameter.</text:p>
      <text:p text:style-name="Preformatted_20_Text"><text:s text:c="6"/>It displays a 12-hour clock on the canvas. The argument timestep gives the numbr of</text:p>
      <text:p text:style-name="Preformatted_20_Text"><text:s text:c="2"/>seconds elapsed in a day.</text:p>
      <text:p text:style-name="Preformatted_20_Text">It is callibrated to show darkness when time is night time <text:s/>and bright when time is day time.</text:p>
      <text:p text:style-name="Preformatted_20_Text"><text:s text:c="6"/>The functions calculates what hour of the day it is (modulo 12) and also the minutes</text:p>
      <text:p text:style-name="Preformatted_20_Text"><text:s text:c="2"/>elapsed in that hour from timestep.</text:p>
      <text:p text:style-name="Preformatted_20_Text"><text:tab/> <text:s/>It is called by the main() function.</text:p>
      <text:p text:style-name="Preformatted_20_Text"/>
      <text:p text:style-name="Preformatted_20_Text"/>
      <text:p text:style-name="Preformatted_20_Text"/>
      <text:p text:style-name="Preformatted_20_Text"><text:s text:c="2"/></text:p>
      <text:p text:style-name="Preformatted_20_Text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0T21:35:22</dc:date>
    <meta:generator>LibreOffice/3.5$Linux_X86_64 LibreOffice_project/350m1$Build-2</meta:generator>
    <meta:editing-duration>P0D</meta:editing-duration>
    <meta:editing-cycles>2</meta:editing-cycles>
    <meta:document-statistic meta:table-count="0" meta:image-count="0" meta:object-count="0" meta:page-count="1" meta:paragraph-count="23" meta:word-count="176" meta:character-count="1017" meta:non-whitespace-character-count="805"/>
  </office:meta>
</office:document-meta>
</file>